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27, 2022 (04:11:3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join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join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27T21:11:46Z</meta:creation-date>
    <dc:date>2022-02-27T21:11:46Z</dc:date>
    <meta:user-defined meta:name="date" meta:value-type="string">February  27, 2022 (04:11:3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